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0000000C8E10D9CBD.png" manifest:media-type="image/png"/>
  <manifest:file-entry manifest:full-path="Pictures/10000000000004BD00000252485EEA4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0b5292" draw:fill="solid" draw:fill-color="#0f6fc6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95294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fo:min-height="1.52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.051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5cm" fo:padding-bottom="0.125cm" fo:padding-left="0cm" fo:padding-right="0.051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4" style:family="presentation" style:parent-style-name="Diapositive_20_de_20_titre-notes">
      <style:graphic-properties draw:fill-color="#ffffff" fo:min-height="13.365cm"/>
    </style:style>
    <style:style style:name="pr5" style:family="presentation" style:parent-style-name="V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6" style:family="presentation" style:parent-style-name="Vide-notes">
      <style:graphic-properties draw:stroke="none" svg:stroke-width="0cm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7" style:family="presentation" style:parent-style-name="Vide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Vide-title">
      <style:graphic-properties draw:stroke="none" svg:stroke-width="0cm" draw:fill="none" draw:textarea-vertical-align="bottom" draw:auto-grow-height="false" draw:fit-to-size="shrink-to-fit" fo:min-height="3.181cm" fo:padding-top="0.125cm" fo:padding-bottom="0cm" fo:padding-left="0cm" fo:padding-right="0cm" fo:wrap-option="wrap"/>
    </style:style>
    <style:style style:name="pr9" style:family="presentation" style:parent-style-name="Vide-notes">
      <style:graphic-properties draw:fill-color="#ffffff" fo:min-height="13.365cm"/>
    </style:style>
    <style:style style:name="pr10" style:family="presentation" style:parent-style-name="V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.127cm" fo:margin-top="0.183cm" fo:margin-bottom="0cm" fo:line-height="100%" fo:text-align="end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fo:text-align="center"/>
    </style:style>
    <style:style style:name="P12" style:family="paragraph">
      <style:text-properties fo:color="#ff0000"/>
    </style:style>
    <style:style style:name="T1" style:family="text">
      <style:text-properties fo:color="#50e0ea" style:text-line-through-style="none" fo:font-family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T2" style:family="text">
      <style:text-properties fo:color="#000000" style:text-line-through-style="none" fo:font-family="Constant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5" style:family="text">
      <style:text-properties fo:color="#04617b" style:text-line-through-style="none" fo:font-family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6" style:family="text">
      <style:text-properties fo:color="#ffffff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0000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bd0d9" fo:font-size="9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1.809cm" svg:height="5.079cm" svg:x="1.482cm" svg:y="3.81cm" presentation:class="title" presentation:user-transformed="true">
          <draw:text-box>
            <text:p text:style-name="P1"><text:span text:style-name="T1">Projet CPS (MI047)</text:span><text:span text:style-name="T1"><text:line-break/></text:span><text:span text:style-name="T1">River City Ransom</text:span></text:p>
          </draw:text-box>
        </draw:frame>
        <draw:frame draw:name="Sous-titre 2" presentation:style-name="pr2" draw:text-style-name="P2" draw:layer="layout" svg:width="21.818cm" svg:height="3.156cm" svg:x="1.299cm" svg:y="13.725cm" presentation:class="subtitle" presentation:user-transformed="true">
          <draw:text-box>
            <text:p text:style-name="P3"><text:span text:style-name="T2">Kevin Coquart</text:span></text:p>
            <text:p text:style-name="P3"><text:span text:style-name="T2">Quentin Bunel</text:span></text:p>
          </draw:text-box>
        </draw:frame>
        <draw:frame draw:name="Espace réservé de la date 6" presentation:style-name="pr3" draw:text-style-name="P5" draw:layer="layout" svg:width="0cm" svg:height="0cm" svg:x="0cm" svg:y="0cm" presentation:class="date-time">
          <draw:text-box>
            <text:p text:style-name="P4"><text:span text:style-name="T3"><text:date style:data-style-name="D1" text:date-value="2014-04-09">09/04/2014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>
        <draw:frame draw:name="Espace réservé de la date 3" presentation:style-name="pr5" draw:text-style-name="P5" draw:layer="layout" svg:width="0cm" svg:height="0cm" svg:x="0cm" svg:y="0cm" presentation:class="date-time">
          <draw:text-box>
            <text:p text:style-name="P4"><text:span text:style-name="T3"><text:date style:data-style-name="D1" text:date-value="2014-04-09">09/04/2014</text:date></text:span></text:p>
          </draw:text-box>
        </draw:frame>
        <draw:frame draw:name="Picture 4" draw:style-name="gr2" draw:text-style-name="P6" draw:layer="layout" svg:width="24.514cm" svg:height="17.311cm" svg:x="0.499cm" svg:y="0.524cm">
          <draw:image xlink:href="Pictures/10000000000004BD00000252485EEA45.png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1" draw:layer="layout" svg:width="0cm" svg:height="0cm" svg:x="0cm" svg:y="0cm" draw:page-number="2" presentation:class="page"/>
          <draw:frame draw:name="Espace réservé des commentaires 2" presentation:style-name="pr6" draw:text-style-name="P2" draw:layer="layout" svg:width="0cm" svg:height="0cm" svg:x="0cm" svg:y="0cm" presentation:class="notes">
            <draw:text-box>
              <text:p/>
            </draw:text-box>
          </draw:frame>
          <draw:frame draw:name="Espace réservé du numéro de diapositive 3" presentation:style-name="pr7" draw:text-style-name="P5" draw:layer="layout" svg:width="0cm" svg:height="0cm" svg:x="0cm" svg:y="0cm" presentation:class="page-number">
            <draw:text-box>
              <text:p text:style-name="P4"><text:span text:style-name="T4"><text:page-number>&lt;numéro&gt;</text:page-number></text:span></text:p>
            </draw:text-box>
          </draw:frame>
        </presentation:notes>
      </draw:page>
      <draw:page draw:name="Gestion Combat" draw:style-name="dp1" draw:master-page-name="Vide">
        <office:forms form:automatic-focus="false" form:apply-design-mode="false"/>
        <draw:frame draw:name="Espace réservé de la date 1" presentation:style-name="pr5" draw:text-style-name="P5" draw:layer="layout" svg:width="0cm" svg:height="0cm" svg:x="0cm" svg:y="0cm" presentation:class="date-time">
          <draw:text-box>
            <text:p text:style-name="P4"><text:span text:style-name="T3"><text:date style:data-style-name="D1" text:date-value="2014-04-09">09/04/2014</text:date></text:span></text:p>
          </draw:text-box>
        </draw:frame>
        <draw:frame draw:name="Titre 3" presentation:style-name="pr8" draw:text-style-name="P2" draw:layer="layout" svg:width="22.859cm" svg:height="3.174cm" svg:x="1.299cm" svg:y="0.924cm" presentation:class="title" presentation:user-transformed="true">
          <draw:text-box>
            <text:p text:style-name="P7"><text:span text:style-name="T5">Gestion Combat</text:span></text:p>
          </draw:text-box>
        </draw:frame>
        <draw:custom-shape draw:name="Rectangle à coins arrondis 2" draw:style-name="gr3" draw:text-style-name="P2" draw:layer="layout" svg:width="5cm" svg:height="2.399cm" svg:x="10.1cm" svg:y="9.525cm">
          <text:p text:style-name="P8"><text:span text:style-name="T6">String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lipse 5" draw:style-name="gr3" draw:text-style-name="P2" draw:layer="layout" svg:width="6.301cm" svg:height="2.599cm" svg:x="1.499cm" svg:y="5.325cm">
          <text:p text:style-name="P8"><text:span text:style-name="T6">Personnage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3" draw:text-style-name="P2" draw:layer="layout" svg:width="3.799cm" svg:height="2.599cm" svg:x="10.7cm" svg:y="15.726cm">
          <text:p text:style-name="P8"><text:span text:style-name="T6">Etat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3" draw:text-style-name="P2" draw:layer="layout" svg:width="4.699cm" svg:height="2.599cm" svg:x="19.101cm" svg:y="4.724cm">
          <text:p text:style-name="P8"><text:span text:style-name="T6">Position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9" draw:style-name="gr4" draw:text-style-name="P6" draw:layer="layout" svg:width="3.999cm" svg:height="2.999cm" svg:x="15.1cm" svg:y="6.7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2" draw:style-name="gr4" draw:text-style-name="P6" draw:layer="layout" svg:width="2.897cm" svg:height="2.199cm" svg:x="7.399cm" svg:y="7.3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3" draw:style-name="gr4" draw:text-style-name="P6" draw:layer="layout" svg:width="0.001cm" svg:height="3.599cm" svg:x="12.7cm" svg:y="12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20" draw:style-name="gr5" draw:text-style-name="P2" draw:layer="layout" svg:width="3.399cm" svg:height="1.013cm" draw:transform="rotate (-0.60964350772162) translate (8.38cm 6.8cm)">
          <text:p text:style-name="P9"><text:span text:style-name="T3">mPe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5" draw:text-style-name="P2" draw:layer="layout" svg:width="3.199cm" svg:height="1.013cm" draw:transform="rotate (0.608072711394824) translate (15.266cm 8.415cm)">
          <text:p text:style-name="P9"><text:span text:style-name="T3">m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6" draw:text-style-name="P10" draw:layer="layout" svg:width="2.3cm" svg:height="1.773cm" svg:x="11.7cm" svg:y="13.2cm">
          <text:p text:style-name="P9"><text:span text:style-name="T3">mF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Vide">
        <office:forms form:automatic-focus="false" form:apply-design-mode="false"/>
        <draw:frame draw:style-name="gr7" draw:text-style-name="P11" draw:layer="layout" svg:width="16.08cm" svg:height="8.04cm" svg:x="4.72cm" svg:y="7.4cm">
          <draw:image xlink:href="Pictures/1000000000000190000000C8E10D9CBD.png" xlink:type="simple" xlink:show="embed" xlink:actuate="onLoad">
            <text:p/>
          </draw:image>
        </draw:frame>
        <draw:frame draw:style-name="gr8" draw:text-style-name="P12" draw:layer="layout" svg:width="12.6cm" svg:height="1.826cm" svg:x="8cm" svg:y="2cm">
          <draw:text-box>
            <text:p text:style-name="P12"><text:span text:style-name="T7">Implé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74a0" draw:end-color="#00c4cd" draw:start-intensity="100%" draw:end-intensity="100%" draw:angle="0" draw:border="0%"/>
    <draw:gradient draw:name="Gradient_20_8" draw:display-name="Gradient 8" draw:style="linear" draw:start-color="#00a0a8" draw:end-color="#008abf" draw:start-intensity="100%" draw:end-intensity="100%" draw:angle="0" draw:border="0%"/>
    <draw:opacity draw:name="msTransGradient_20_1" draw:display-name="msTransGradient 1" draw:style="linear" draw:start="45%" draw:end="55%" draw:angle="0" draw:border="0%"/>
    <draw:opacity draw:name="msTransGradient_20_2" draw:display-name="msTransGradient 2" draw:style="linear" draw:start="30%" draw:end="45%" draw:angle="0" draw:border="0%"/>
    <draw:opacity draw:name="msTransGradient_20_3" draw:display-name="msTransGradient 3" draw:style="linear" draw:start="45%" draw:end="55%" draw:angle="0" draw:border="0%"/>
    <draw:opacity draw:name="msTransGradient_20_4" draw:display-name="msTransGradient 4" draw:style="linear" draw:start="30%" draw:end="45%" draw:angle="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dbf5f9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onstantia" fo:font-size="26pt" fo:letter-spacing="normal" fo:language="fr" fo:country="F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pt" style:language-asian="fr" style:country-asian="FR" style:font-style-asian="normal" style:font-weight-asian="normal" style:font-family-complex="'Lohit Hindi'" style:font-family-generic-complex="system" style:font-pitch-complex="variable" style:font-size-complex="26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/>
      <style:text-properties fo:color="#000000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onstantia" fo:font-size="18pt" fo:letter-spacing="normal" fo:language="fr" fo:country="F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family-complex="'Lohit Hind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dbf5f9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onstantia" fo:font-size="26pt" fo:letter-spacing="normal" fo:language="fr" fo:country="F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pt" style:language-asian="fr" style:country-asian="FR" style:font-style-asian="normal" style:font-weight-asian="normal" style:font-family-complex="'Lohit Hindi'" style:font-family-generic-complex="system" style:font-pitch-complex="variable" style:font-size-complex="26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hanging"/>
      <style:text-properties fo:color="#000000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hanging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hanging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onstantia" fo:font-size="18pt" fo:letter-spacing="normal" fo:language="fr" fo:country="F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family-complex="'Lohit Hind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bf5f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gradient" draw:fill-gradient-name="Gradient_20_7" draw:opacity-name="msTransGradient_20_1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8" draw:opacity-name="msTransGradient_20_2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008abf" svg:stroke-opacity="56%" draw:stroke-linejoin="round" draw:fill="none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09dd9" svg:stroke-opacity="56%" draw:stroke-linejoin="round" draw:fill="none" draw:textarea-vertical-align="top" draw:auto-grow-height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.026cm" draw:stroke-linejoin="round" draw:fill="gradient" draw:fill-gradient-name="Gradient_20_7" draw:opacity-name="msTransGradient_20_3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26cm" draw:stroke-linejoin="round" draw:fill="gradient" draw:fill-gradient-name="Gradient_20_8" draw:opacity-name="msTransGradient_20_4" draw:textarea-vertical-align="top" draw:auto-grow-height="false" fo:padding-top="0.127cm" fo:padding-bottom="0.127cm" fo:padding-left="0.254cm" fo:padding-right="0.254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.051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V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6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/>
      <style:text-properties fo:font-size="18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50e0ea" style:text-line-through-style="none" fo:font-family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2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custom-shape draw:name="Forme libre 6" draw:style-name="Mgr3" draw:text-style-name="MP3" draw:layer="backgroundobjects" svg:width="25.452cm" svg:height="2.892cm" svg:x="-0.026cm" svg:y="-0.02cm">
        <text:p/>
        <draw:enhanced-geometry draw:mirror-horizontal="false" draw:mirror-vertical="false" draw:text-areas="0 0 0 0" svg:viewBox="0 0 0 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orme libre 7" draw:style-name="Mgr4" draw:text-style-name="MP3" draw:layer="backgroundobjects" svg:width="13.228cm" svg:height="1.772cm" svg:x="12.171cm" svg:y="-0.02cm">
        <text:p/>
        <draw:enhanced-geometry draw:mirror-horizontal="false" draw:mirror-vertical="false" draw:text-areas="0 0 0 0" svg:viewBox="0 0 0 0" draw:type="ooxml-non-primitive" draw:modifiers="0 0 0 0 0 0 0 0" draw:enhanced-path="M 0 0 C 174 102 1168 533 1668 564 2168 595 2778 279 3000 186 L 3000 6 0 0 Z N"/>
      </draw:custom-shape>
      <draw:g draw:name="Groupe 1">
        <draw:custom-shape draw:name="Forme libre 11" draw:style-name="Mgr5" draw:text-style-name="MP3" draw:layer="layout" svg:width="25.452cm" svg:height="1.802cm" draw:transform="rotate (0.0478220215046446) translate (-0.081cm 1.171cm)">
          <text:p/>
          <draw:enhanced-geometry draw:mirror-horizontal="false" draw:mirror-vertical="false" draw:text-areas="0 0 0 0" svg:viewBox="0 0 0 0" draw:type="ooxml-non-primitive" draw:modifiers="0 0 0 0 0 0 0 0" draw:enhanced-path="M 0 966 C 282 738 923 275 1608 282 2293 289 3416 1055 4110 1008 4804 961 5426 210 5772 0 N"/>
        </draw:custom-shape>
        <draw:custom-shape draw:name="Forme libre 12" draw:style-name="Mgr6" draw:text-style-name="MP3" draw:layer="layout" svg:width="25.487cm" svg:height="1.472cm" draw:transform="rotate (0.0478220215046446) translate (-0.06cm 1.376cm)">
          <text:p/>
          <draw:enhanced-geometry draw:mirror-horizontal="false" draw:mirror-vertical="false" draw:text-areas="0 0 0 0" svg:viewBox="0 0 0 0" draw:type="ooxml-non-primitive" draw:modifiers="0 0 0 0 0 0 0 0" draw:enhanced-path="M 0 732 C 273 647 951 214 1638 228 2325 242 3434 854 4122 816 4810 778 5424 170 5766 0 N"/>
        </draw:custom-shape>
      </draw:g>
      <draw:frame draw:name="Titre 8" presentation:style-name="Mpr1" draw:text-style-name="MP3" draw:layer="backgroundobjects" svg:width="21.809cm" svg:height="5.079cm" svg:x="1.482cm" svg:y="3.81cm" presentation:class="title" presentation:user-transformed="true">
        <draw:text-box>
          <text:p text:style-name="MP4"><text:span text:style-name="MT1">Cliquez pour éditer le format du texte-titreCliquez pour modifier le style du titre</text:span></text:p>
        </draw:text-box>
      </draw:frame>
      <draw:frame draw:name="Espace réservé de la date 29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4-04-09">09/04/2014</text:date></text:span></text:p>
        </draw:text-box>
      </draw:frame>
      <draw:frame draw:name="Espace réservé du pied de page 18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Espace réservé du numéro de diapositive 26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éro&gt;</text:page-number></text:span></text:p>
        </draw:text-box>
      </draw:frame>
      <draw:frame presentation:style-name="Diapositive_20_de_20_titr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Vide" style:page-layout-name="PM1" draw:style-name="Mdp1">
      <draw:custom-shape draw:name="Forme libre 6" draw:style-name="Mgr7" draw:text-style-name="MP3" draw:layer="backgroundobjects" svg:width="25.452cm" svg:height="2.892cm" svg:x="-0.026cm" svg:y="-0.02cm">
        <text:p/>
        <draw:enhanced-geometry draw:mirror-horizontal="false" draw:mirror-vertical="false" draw:text-areas="0 0 0 0" svg:viewBox="0 0 0 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orme libre 7" draw:style-name="Mgr8" draw:text-style-name="MP3" draw:layer="backgroundobjects" svg:width="13.228cm" svg:height="1.772cm" svg:x="12.171cm" svg:y="-0.02cm">
        <text:p/>
        <draw:enhanced-geometry draw:mirror-horizontal="false" draw:mirror-vertical="false" draw:text-areas="0 0 0 0" svg:viewBox="0 0 0 0" draw:type="ooxml-non-primitive" draw:modifiers="0 0 0 0 0 0 0 0" draw:enhanced-path="M 0 0 C 174 102 1168 533 1668 564 2168 595 2778 279 3000 186 L 3000 6 0 0 Z N"/>
      </draw:custom-shape>
      <draw:g draw:name="Groupe 1">
        <draw:custom-shape draw:name="Forme libre 11" draw:style-name="Mgr5" draw:text-style-name="MP3" draw:layer="layout" svg:width="25.452cm" svg:height="1.802cm" draw:transform="rotate (0.0478220215046446) translate (-0.081cm 1.171cm)">
          <text:p/>
          <draw:enhanced-geometry draw:mirror-horizontal="false" draw:mirror-vertical="false" draw:text-areas="0 0 0 0" svg:viewBox="0 0 0 0" draw:type="ooxml-non-primitive" draw:modifiers="0 0 0 0 0 0 0 0" draw:enhanced-path="M 0 966 C 282 738 923 275 1608 282 2293 289 3416 1055 4110 1008 4804 961 5426 210 5772 0 N"/>
        </draw:custom-shape>
        <draw:custom-shape draw:name="Forme libre 12" draw:style-name="Mgr6" draw:text-style-name="MP3" draw:layer="layout" svg:width="25.487cm" svg:height="1.472cm" draw:transform="rotate (0.0478220215046446) translate (-0.06cm 1.376cm)">
          <text:p/>
          <draw:enhanced-geometry draw:mirror-horizontal="false" draw:mirror-vertical="false" draw:text-areas="0 0 0 0" svg:viewBox="0 0 0 0" draw:type="ooxml-non-primitive" draw:modifiers="0 0 0 0 0 0 0 0" draw:enhanced-path="M 0 732 C 273 647 951 214 1638 228 2325 242 3434 854 4122 816 4810 778 5424 170 5766 0 N"/>
        </draw:custom-shape>
      </draw:g>
      <draw:frame draw:name="Espace réservé de la date 1" presentation:style-name="Mpr5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4-04-09">09/04/2014</text:date></text:span></text:p>
        </draw:text-box>
      </draw:frame>
      <draw:frame draw:name="Espace réservé du pied de page 2" presentation:style-name="Mpr5" draw:text-style-name="MP6" draw:layer="backgroundobjects" svg:width="0cm" svg:height="0cm" svg:x="0cm" svg:y="0cm" presentation:class="footer">
        <draw:text-box>
          <text:p/>
        </draw:text-box>
      </draw:frame>
      <draw:frame draw:name="Espace réservé du numéro de diapositive 3" presentation:style-name="Mpr5" draw:text-style-name="MP6" draw:layer="backgroundobjects" svg:width="0cm" svg:height="0cm" svg:x="0cm" svg:y="0cm" presentation:class="page-number">
        <draw:text-box>
          <text:p text:style-name="MP5"><text:span text:style-name="MT2"><text:page-number>&lt;numéro&gt;</text:page-number></text:span></text:p>
        </draw:text-box>
      </draw:frame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09T20:57:22</dc:date>
    <dc:creator>QUENTIN </dc:creator>
    <meta:generator>LibreOffice/3.5$Linux_X86_64 LibreOffice_project/350m1$Build-2</meta:generator>
    <meta:editing-duration>PT3M9S</meta:editing-duration>
    <meta:editing-cycles>3</meta:editing-cycles>
    <meta:document-statistic meta:object-count="70"/>
  </office:meta>
</office:document-meta>
</file>